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5.042cm" fo:min-width="9.85cm" loext:decorative="false"/>
    </style:style>
    <style:style style:name="gr11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1) translate (3.50977234999903cm 4.63276420119346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8" draw:text-style-name="P5" draw:layer="layout" svg:width="28.049cm" svg:height="4.715cm" svg:x="0.098cm" svg:y="3.457cm">
          <draw:text-box>
            <text:p text:style-name="P4"><text:span text:style-name="T1"></text:span><text:span text:style-name="T2"></text:span><text:span text:style-name="T3"></text:span><text:span text:style-name="T2"></text:span><text:span text:style-name="T3"></text:span><text:span text:style-name="T2"></text:span><text:span text:style-name="T2">?  +</text:span></text:p>
            <text:p text:style-name="P4"><text:span text:style-name="T2"/></text:p>
            <text:p text:style-name="P4"><text:span text:style-name="T2"></text:span><text:span text:style-name="T2">$</text:span><text:span text:style-name="T3"></text:span><text:span text:style-name="T2"></text:span></text:p>
            <text:p text:style-name="P4"><text:span text:style-name="T2"/></text:p>
            <text:p text:style-name="P4"><text:span text:style-name="T2"></text:span><text:span text:style-name="T4"></text:span><text:span text:style-name="T2"></text:span><text:span text:style-name="T4"></text:span><text:span text:style-name="T2"></text:span><text:span text:style-name="T4"></text:span></text:p>
            <text:p text:style-name="P4"><text:span text:style-name="T2"/></text:p>
            <text:p text:style-name="P4"><text:span text:style-name="T2"></text:span></text:p>
            <text:p text:style-name="P4"><text:span text:style-name="T2"/></text:p>
            <text:p text:style-name="P4"><text:span text:style-name="T2"></text:span><text:span text:style-name="T3"></text:span><text:span text:style-name="T2"></text:span></text:p>
          </draw:text-box>
        </draw:frame>
        <draw:custom-shape draw:style-name="gr9" draw:text-style-name="P6" draw:layer="layout" svg:width="4.996cm" svg:height="3.387cm" svg:x="4.656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0.35cm" svg:height="5.292cm" svg:x="5.567cm" svg:y="9.38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0.85cm" svg:y1="17.459cm" svg:x2="12.247cm" svg:y2="15.448cm">
          <text:p/>
        </draw:line>
        <draw:custom-shape draw:style-name="gr12" draw:text-style-name="P6" draw:layer="layout" svg:width="1.291cm" svg:height="4.17cm" svg:x="20.007cm" svg:y="6.9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 style:font-pitch="variable"/>
    <style:font-face style:name="Font Awesome 6 Free Regular1" svg:font-family="'Font Awesome 6 Free Regular'" style:font-adornments="Regular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3H45M14S</meta:editing-duration>
    <meta:editing-cycles>10</meta:editing-cycles>
    <meta:generator>LibreOffice/7.6.4.1$Linux_X86_64 LibreOffice_project/60$Build-1</meta:generator>
    <dc:title>A4LandscapeDejavu</dc:title>
    <dc:date>2024-01-21T15:23:10.485458642</dc:date>
    <meta:print-date>2024-01-21T15:22:35.570172311</meta:print-date>
    <meta:printed-by>PDF files</meta:printed-by>
    <meta:document-statistic meta:object-count="41"/>
    <meta:user-defined meta:name="Author">PGLPM</meta:user-defined>
  </office:meta>
</office:document-meta>
</file>